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1196" officeooo:paragraph-rsid="000e1196"/>
    </style:style>
    <style:style style:name="P5" style:family="paragraph" style:parent-style-name="Title">
      <style:text-properties style:font-name="Georgia" officeooo:rsid="000e1196" officeooo:paragraph-rsid="000e1196"/>
    </style:style>
    <style:style style:name="P6" style:family="paragraph" style:parent-style-name="Text_20_body">
      <style:paragraph-properties fo:text-align="center" style:justify-single-word="false"/>
      <style:text-properties style:font-name="Georgia" officeooo:rsid="000e1196" officeooo:paragraph-rsid="000e1196"/>
    </style:style>
    <style:style style:name="P7" style:family="paragraph" style:parent-style-name="Text_20_body">
      <style:text-properties style:font-name="Georgia" officeooo:rsid="000ee8d2" officeooo:paragraph-rsid="000ee8d2"/>
    </style:style>
    <style:style style:name="P8" style:family="paragraph" style:parent-style-name="Text_20_body">
      <style:text-properties style:font-name="Georgia" officeooo:rsid="000ee8d2" officeooo:paragraph-rsid="000ee8d2"/>
    </style:style>
    <style:style style:name="P9" style:family="paragraph" style:parent-style-name="Text_20_body">
      <style:text-properties officeooo:paragraph-rsid="0039c0e2"/>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italic" officeooo:rsid="001f01b6" style:font-style-asian="italic" style:font-style-complex="italic"/>
    </style:style>
    <style:style style:name="T4" style:family="text">
      <style:text-properties fo:font-style="italic" officeooo:rsid="002449dd" style:font-style-asian="italic" style:font-style-complex="italic"/>
    </style:style>
    <style:style style:name="T5" style:family="text">
      <style:text-properties fo:font-style="italic" officeooo:rsid="002541d5" style:font-style-asian="italic" style:font-style-complex="italic"/>
    </style:style>
    <style:style style:name="T6" style:family="text">
      <style:text-properties fo:font-style="italic" officeooo:rsid="0026851e" style:font-style-asian="italic" style:font-style-complex="italic"/>
    </style:style>
    <style:style style:name="T7" style:family="text">
      <style:text-properties fo:font-style="italic" officeooo:rsid="0027a775" style:font-style-asian="italic" style:font-style-complex="italic"/>
    </style:style>
    <style:style style:name="T8" style:family="text">
      <style:text-properties fo:font-style="italic" officeooo:rsid="0030e0cd"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e720" style:font-style-asian="normal" style:font-style-complex="normal"/>
    </style:style>
    <style:style style:name="T11" style:family="text">
      <style:text-properties fo:font-style="normal" officeooo:rsid="0012d37f" style:font-style-asian="normal" style:font-style-complex="normal"/>
    </style:style>
    <style:style style:name="T12" style:family="text">
      <style:text-properties fo:font-style="normal" officeooo:rsid="0013534e" style:font-style-asian="normal" style:font-style-complex="normal"/>
    </style:style>
    <style:style style:name="T13" style:family="text">
      <style:text-properties fo:font-style="normal" officeooo:rsid="00148cf6" style:font-style-asian="normal" style:font-style-complex="normal"/>
    </style:style>
    <style:style style:name="T14" style:family="text">
      <style:text-properties fo:font-style="normal" officeooo:rsid="0015f275" style:font-style-asian="normal" style:font-style-complex="normal"/>
    </style:style>
    <style:style style:name="T15" style:family="text">
      <style:text-properties fo:font-style="normal" officeooo:rsid="00162919" style:font-style-asian="normal" style:font-style-complex="normal"/>
    </style:style>
    <style:style style:name="T16" style:family="text">
      <style:text-properties fo:font-style="normal" officeooo:rsid="0018fea2" style:font-style-asian="normal" style:font-style-complex="normal"/>
    </style:style>
    <style:style style:name="T17" style:family="text">
      <style:text-properties fo:font-style="normal" officeooo:rsid="001ad1cc" style:font-style-asian="normal" style:font-style-complex="normal"/>
    </style:style>
    <style:style style:name="T18" style:family="text">
      <style:text-properties fo:font-style="normal" officeooo:rsid="001c98c0" style:font-style-asian="normal" style:font-style-complex="normal"/>
    </style:style>
    <style:style style:name="T19" style:family="text">
      <style:text-properties fo:font-style="normal" officeooo:rsid="001cd2d8" style:font-style-asian="normal" style:font-style-complex="normal"/>
    </style:style>
    <style:style style:name="T20" style:family="text">
      <style:text-properties fo:font-style="normal" officeooo:rsid="001e65ad" style:font-style-asian="normal" style:font-style-complex="normal"/>
    </style:style>
    <style:style style:name="T21" style:family="text">
      <style:text-properties fo:font-style="normal" officeooo:rsid="001f01b6" style:font-style-asian="normal" style:font-style-complex="normal"/>
    </style:style>
    <style:style style:name="T22" style:family="text">
      <style:text-properties fo:font-style="normal" officeooo:rsid="00214262" style:font-style-asian="normal" style:font-style-complex="normal"/>
    </style:style>
    <style:style style:name="T23" style:family="text">
      <style:text-properties fo:font-style="normal" officeooo:rsid="002229f2" style:font-style-asian="normal" style:font-style-complex="normal"/>
    </style:style>
    <style:style style:name="T24" style:family="text">
      <style:text-properties fo:font-style="normal" officeooo:rsid="00228eb7" style:font-style-asian="normal" style:font-style-complex="normal"/>
    </style:style>
    <style:style style:name="T25" style:family="text">
      <style:text-properties fo:font-style="normal" officeooo:rsid="002387fd" style:font-style-asian="normal" style:font-style-complex="normal"/>
    </style:style>
    <style:style style:name="T26" style:family="text">
      <style:text-properties fo:font-style="normal" officeooo:rsid="002449dd" style:font-style-asian="normal" style:font-style-complex="normal"/>
    </style:style>
    <style:style style:name="T27" style:family="text">
      <style:text-properties fo:font-style="normal" officeooo:rsid="00245fdd" style:font-style-asian="normal" style:font-style-complex="normal"/>
    </style:style>
    <style:style style:name="T28" style:family="text">
      <style:text-properties fo:font-style="normal" officeooo:rsid="00248815" style:font-style-asian="normal" style:font-style-complex="normal"/>
    </style:style>
    <style:style style:name="T29" style:family="text">
      <style:text-properties fo:font-style="normal" officeooo:rsid="002541d5" style:font-style-asian="normal" style:font-style-complex="normal"/>
    </style:style>
    <style:style style:name="T30" style:family="text">
      <style:text-properties fo:font-style="normal" officeooo:rsid="0026851e" style:font-style-asian="normal" style:font-style-complex="normal"/>
    </style:style>
    <style:style style:name="T31" style:family="text">
      <style:text-properties fo:font-style="normal" officeooo:rsid="0027a775" style:font-style-asian="normal" style:font-style-complex="normal"/>
    </style:style>
    <style:style style:name="T32" style:family="text">
      <style:text-properties fo:font-style="normal" officeooo:rsid="0027c37b" style:font-style-asian="normal" style:font-style-complex="normal"/>
    </style:style>
    <style:style style:name="T33" style:family="text">
      <style:text-properties fo:font-style="normal" officeooo:rsid="00290b12" style:font-style-asian="normal" style:font-style-complex="normal"/>
    </style:style>
    <style:style style:name="T34" style:family="text">
      <style:text-properties fo:font-style="normal" officeooo:rsid="002a67c7" style:font-style-asian="normal" style:font-style-complex="normal"/>
    </style:style>
    <style:style style:name="T35" style:family="text">
      <style:text-properties fo:font-style="normal" officeooo:rsid="002d4035" style:font-style-asian="normal" style:font-style-complex="normal"/>
    </style:style>
    <style:style style:name="T36" style:family="text">
      <style:text-properties fo:font-style="normal" officeooo:rsid="002deda3" style:font-style-asian="normal" style:font-style-complex="normal"/>
    </style:style>
    <style:style style:name="T37" style:family="text">
      <style:text-properties fo:font-style="normal" officeooo:rsid="002e4e5d" style:font-style-asian="normal" style:font-style-complex="normal"/>
    </style:style>
    <style:style style:name="T38" style:family="text">
      <style:text-properties fo:font-style="normal" officeooo:rsid="00305449" style:font-style-asian="normal" style:font-style-complex="normal"/>
    </style:style>
    <style:style style:name="T39" style:family="text">
      <style:text-properties fo:font-style="normal" officeooo:rsid="0030e0cd" style:font-style-asian="normal" style:font-style-complex="normal"/>
    </style:style>
    <style:style style:name="T40" style:family="text">
      <style:text-properties fo:font-style="normal" officeooo:rsid="003409b2" style:font-style-asian="normal" style:font-style-complex="normal"/>
    </style:style>
    <style:style style:name="T41" style:family="text">
      <style:text-properties fo:font-style="normal" officeooo:rsid="003453fe" style:font-style-asian="normal" style:font-style-complex="normal"/>
    </style:style>
    <style:style style:name="T42" style:family="text">
      <style:text-properties fo:font-style="normal" officeooo:rsid="00387347" style:font-style-asian="normal" style:font-style-complex="normal"/>
    </style:style>
    <style:style style:name="T43" style:family="text">
      <style:text-properties fo:font-style="normal" officeooo:rsid="0038a6cc" style:font-style-asian="normal" style:font-style-complex="normal"/>
    </style:style>
    <style:style style:name="T44" style:family="text">
      <style:text-properties fo:font-style="normal" officeooo:rsid="0039c0e2" style:font-style-asian="normal" style:font-style-complex="normal"/>
    </style:style>
    <style:style style:name="T45" style:family="text">
      <style:text-properties fo:font-style="normal" officeooo:rsid="003b4ec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 Who Laughs Last</text:p>
      <text:p text:style-name="P3">212</text:p>
      <text:p text:style-name="P6">by Kyle Eggleston</text:p>
      <text:p text:style-name="P4"/>
      <text:h text:style-name="Heading_20_1" text:outline-level="1">Crimson Gamma, Brig</text:h>
      <text:p text:style-name="P7"><text:tab/>Grilka paced around the brig cell. It was a standard size for a brig, a bet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7"><text:tab/><text:span text:style-name="T1">She wondered </text:span><text:span text:style-name="T2">if</text:span><text:span text:style-name="T10"> Jack would ever come and visit her. In time maybe he would, but then again there was the slight chance that he wouldn’t come for her. If he was holding a grudge against Grilka, he might never come visit and just leave her there to rot.</text:span></text:p>
      <text:p text:style-name="P7"><text:span text:style-name="T10"><text:tab/></text:span><text:span text:style-name="T11">Jeff Killpack approached the brig force field. He stared into the cell making sure Grilka was behaving herself, which she was. </text:span><text:span text:style-name="T12">Jeff had been checking in on Grilka every so often over the past two weeks. He needed to know that she was going to be alright.</text:span></text:p>
      <text:p text:style-name="P7"><text:span text:style-name="T12"><text:tab/>“</text:span><text:span text:style-name="T13">How are we doing today cupcake?” Jeff asked Grilka with a smile. </text:span><text:span text:style-name="T14">He had taken to calling her different nicknames each time he saw her. Today’s nickname was cupcake. </text:span><text:span text:style-name="T15">It was a personal game he liked to play, it kept things interesting.</text:span></text:p>
      <text:p text:style-name="P7"><text:span text:style-name="T15"><text:tab/></text:span><text:span text:style-name="T16">Grilka hissed at the nickname. “Do NOT call me that!” She yelled.</text:span></text:p>
      <text:p text:style-name="P7"><text:span text:style-name="T16"><text:tab/>Jeff smirked at the thought. She didn’t like that one. “</text:span><text:span text:style-name="T17">Consider it noted.” He said crossing the nickname cupcake off the mental list in his head. “</text:span><text:span text:style-name="T18">I won’t call you that again.” </text:span><text:span text:style-name="T19">He pulled a chair over to the force field and set it down. Sitting on the chair, he crossed his legs.</text:span></text:p>
      <text:p text:style-name="P7"><text:span text:style-name="T19"><text:tab/>“</text:span><text:span text:style-name="T20">Why have you come Lieutenant Killpack?” Grilka asked. “You’ve been checking in on me ever couple of days now. Nothing’s changed. Jack hasn’t stopped by or bothered to say hello. So, what are you my counselor?”</text:span></text:p>
      <text:p text:style-name="P7"><text:span text:style-name="T20"><text:tab/>Jeff smiled. “In a manner of speaking. The good doctor and I switch off in that role. The station doesn’t have an official counselor, so we make do.” He crossed his arms and uncrossed his legs. “</text:span><text:span text:style-name="T21">I am here for you actually. Talk to me, how are you doing? I am not a heartless coldblooded jailer as </text:span><text:span text:style-name="T3">some</text:span><text:span text:style-name="T21"> would have you believe.”</text:span></text:p>
      <text:p text:style-name="P7"><text:soft-page-break/><text:span text:style-name="T21"><text:tab/></text:span><text:span text:style-name="T22">Grilka paced around like a caged animal. That’s what she felt like now, a caged animal. </text:span><text:span text:style-name="T23">All she was, was a rat in a cage. </text:span><text:span text:style-name="T24">She didn’t even know what a rat was, but had heard Jack speak of them. Some kind of Earth vermin that managed to get into places where it didn’t belong. That’s what she felt like, she felt like she didn’t belong.</text:span></text:p>
      <text:p text:style-name="P7"><text:span text:style-name="T24"><text:tab/>“</text:span><text:span text:style-name="T25">To answer your earlier question about my well being.” Grilka said. “I am as good as I can be considering.” She let go a sigh. “When is Jack going to let me out of here? Haven’t I suffered enough punishment for a lifetime?”</text:span></text:p>
      <text:p text:style-name="P7"><text:span text:style-name="T25"><text:tab/></text:span><text:span text:style-name="T26">Jeff shrugged. “That I can’t answer.” He said. “The captain, excuse me, the </text:span><text:span text:style-name="T4">major</text:span><text:span text:style-name="T26"> has his reasons for keeping you held up for so long. I don’t have a say in the matter.” </text:span><text:span text:style-name="T27">He raised his hands. “Sorry darlin’, </text:span><text:span text:style-name="T28">no can do.</text:span><text:span text:style-name="T27">” </text:span><text:span text:style-name="T29">Jeff said. “Is there anything </text:span><text:span text:style-name="T5">else</text:span><text:span text:style-name="T29"> I can do for you?”</text:span></text:p>
      <text:p text:style-name="P7"><text:span text:style-name="T29"><text:tab/>Grilka stopped pacing, stared at Killpack and shook her head. “No. There’s nothing you can do for me. There’s nothing </text:span><text:span text:style-name="T5">anyone</text:span><text:span text:style-name="T29"> can do for me.”</text:span></text:p>
      <text:p text:style-name="P7"><text:span text:style-name="T29"><text:tab/>“What about me?” Jack’s voice came from behind.</text:span></text:p>
      <text:p text:style-name="P7"><text:span text:style-name="T29"><text:tab/>Jeff and Grilka looked to Jack with looks of shock and surprise on their faces. He was the last person they expected to come knocking. Jack hadn’t said a word to Grilka since he retook command of Crimson Gamma. There was just too many things demanding his attention. Hell he hadn’t even made a visit to Obshi or Norev sine he had been back.</text:span></text:p>
      <text:p text:style-name="P7"><text:span text:style-name="T29"><text:tab/>“</text:span><text:span text:style-name="T30">I’ve come to talk with you Grilka.” Jack said. He looked to Lieutenant Killpack. “Alone.”</text:span></text:p>
      <text:p text:style-name="P7"><text:span text:style-name="T30"><text:tab/>Jeff stood from his chair and left the room quickly.</text:span></text:p>
      <text:p text:style-name="P7"><text:span text:style-name="T30"><text:tab/>Grilka continued to stare at Jack. “Major, you do care about your prisoners.”</text:span></text:p>
      <text:p text:style-name="P7"><text:span text:style-name="T30"><text:tab/>Jack walked over to a wall panel that controlled the force field and deactivated it. As the force field dropped, Grilka didn’t flinch. She stood there like a statue waiting for Jack to speak or make a move, or </text:span><text:span text:style-name="T6">something</text:span><text:span text:style-name="T30">, </text:span><text:span text:style-name="T6">anything</text:span><text:span text:style-name="T30"> really.</text:span></text:p>
      <text:p text:style-name="P7"><text:span text:style-name="T30"><text:tab/>“</text:span><text:span text:style-name="T31">I had to take some time.” Jack began. “I had to know if I even </text:span><text:span text:style-name="T7">wanted</text:span><text:span text:style-name="T31"> to see you let alone speak with you. What you did to me was cruel.” He kicked the chair Jeff had been sitting on, it slid across the floor and hit the wall.</text:span></text:p>
      <text:p text:style-name="P7"><text:span text:style-name="T31"><text:tab/></text:span><text:span text:style-name="T32">Grilka lowered her head. “I know major.” She said. “I would offer an apology, but I have a feeling it would fall on, what is it you humans say? Fall on deaf ears? Yes that’s it.” She paused. “I will offer an apology if it will help. I am sorry.”</text:span></text:p>
      <text:p text:style-name="P7"><text:span text:style-name="T32"><text:tab/></text:span><text:span text:style-name="T33">Jack thought about it for a moment. Was her apology genuine? Was it meant for real or was it just fake so she could escape the cell? </text:span><text:span text:style-name="T34">He would have to take a chance and just see what would happen.</text:span></text:p>
      <text:p text:style-name="P7"><text:soft-page-break/><text:span text:style-name="T34"><text:tab/>“Alright, let’s say I accept your apology.” Jack said. “You’re free to leave this cell. I have quarters ready for you.” He paused. Did he have to say it? Yes he would have to say it. “You will be confined to the station for the time being until I can trust you again. Are we clear?”</text:span></text:p>
      <text:p text:style-name="P7"><text:span text:style-name="T34"><text:tab/>Grilka nodded. She didn’t want to leave the station as it was. Her reasoning behind </text:span><text:span text:style-name="T35">wanting to stay was because she wanted to fix things with Jack. What she had done was a mistake, </text:span><text:span text:style-name="T36">a big mistake. Something she never should have done, but that was in the past and there was nothing she could do to change it.</text:span><text:span text:style-name="T37"> “Yeah, we’re clear.” She finally said.</text:span></text:p>
      <text:p text:style-name="P7"><text:span text:style-name="T37"><text:tab/>“</text:span><text:span text:style-name="T38">Good.” Jack said. He turned to leave the brig. “I’ll be in touch when I’m really ready to talk with you.” </text:span><text:span text:style-name="T39">He said. “Like </text:span><text:span text:style-name="T8">really</text:span><text:span text:style-name="T39"> talk with you.” Jack exited the brig leaving Grilka alone.</text:span></text:p>
      <text:h text:style-name="Heading_20_1" text:outline-level="1"><text:span text:style-name="T39">D</text:span><text:span text:style-name="T9">ubor Orbit</text:span></text:h>
      <text:p text:style-name="Text_20_body"><text:span text:style-name="T9"><text:tab/></text:span><text:span text:style-name="T40">Ketish stood on the bridge of his warship. He gazed around at his officers. “Today we embark on a most unprecedented adventure.” Ketish said. His voice echoed throughout the ship on the intercom. “Two hundred years ago, a Shukan by the name Nokev flew into space for the first time and brought the attention of outsiders from the fourth planet. We are going to pay them a visit. Take over their planet and make it our own.” He stood firm full knowing that he was going to win this conquest. “Hold firm to your values, you are going to need them.” Ketish finished.</text:span></text:p>
      <text:p text:style-name="Text_20_body"><text:span text:style-name="T40"><text:tab/>Looking to the helm, Ketish gave the order. “Set a course for the fourth planet and engage the engines.”</text:span></text:p>
      <text:p text:style-name="Text_20_body"><text:span text:style-name="T40"><text:tab/>The helm officer nodded in confirmation. “Understood My Lord.” She said. “Engaging engines.”</text:span></text:p>
      <text:p text:style-name="Text_20_body"><text:span text:style-name="T40"><text:tab/>Conquest was in his blood. It was in all the veins of those who called themselves Dubor. He regretted Grilka was not there to enjoy this adventure he was about to embark on. </text:span><text:span text:style-name="T41">Oh well, there was nothing he could do about that now. The mission had already started there was no turning back now.</text:span></text:p>
      <text:p text:style-name="Text_20_body"><text:span text:style-name="T41"><text:tab/></text:span><text:span text:style-name="T42">Moments later the warship entered orbit over the fourth planet in the Comeki Star System.</text:span></text:p>
      <text:p text:style-name="P9"><text:span text:style-name="T42"><text:tab/>“Now entering orbit of <text:s/>Ashlea.” The helm officer said.</text:span></text:p>
      <text:p text:style-name="Text_20_body"><text:span text:style-name="T42"><text:tab/>Ketish smiled. “Good, open a channel.”</text:span></text:p>
      <text:p text:style-name="Text_20_body"><text:span text:style-name="T42"><text:tab/>“Channel open.” </text:span><text:span text:style-name="T43">The helm officer said.</text:span></text:p>
      <text:p text:style-name="P9"><text:span text:style-name="T43"><text:tab/> “</text:span><text:span text:style-name="T44">Attention people of </text:span><text:span text:style-name="T42">Ashlea. </text:span><text:span text:style-name="T44">This is Ketish of the Dubor Republic. We are in orbit of your home world. Surrender or be destroyed.” Ketish announced. “You have ten of your minutes to respond.”</text:span></text:p>
      <text:p text:style-name="P9"><text:span text:style-name="T44"><text:tab/></text:span><text:span text:style-name="T45">Ketish waited. He hated waiting. What he wanted to do was train his weapons on the capitol city and just destroy it killing whoever was inside. But that would be taking it too fast he though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6-01-22T20:15:52.820384013">01/2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2T19:40:15.442253200</dc:date>
    <meta:editing-duration>PT4H11M</meta:editing-duration>
    <meta:editing-cycles>52</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41" meta:word-count="1330" meta:character-count="7121" meta:non-whitespace-character-count="5796"/>
  </office:meta>
</office:document-meta>
</file>